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f79" officeooo:paragraph-rsid="001e7f79"/>
    </style:style>
    <style:style style:name="P2" style:family="paragraph" style:parent-style-name="Standard">
      <style:text-properties officeooo:paragraph-rsid="001feb14"/>
    </style:style>
    <style:style style:name="P3" style:family="paragraph" style:parent-style-name="Standard">
      <style:text-properties fo:font-style="normal" officeooo:rsid="0020fb60" officeooo:paragraph-rsid="0020fb60" style:font-style-asian="normal" style:font-style-complex="normal"/>
    </style:style>
    <style:style style:name="P4" style:family="paragraph" style:parent-style-name="Standard">
      <style:text-properties fo:font-style="normal" officeooo:rsid="0020fb60" officeooo:paragraph-rsid="0040cf94" style:font-style-asian="normal" style:font-style-complex="normal"/>
    </style:style>
    <style:style style:name="P5" style:family="paragraph" style:parent-style-name="Standard">
      <style:text-properties fo:font-style="normal" officeooo:rsid="0040cf94" officeooo:paragraph-rsid="0040cf94" style:font-style-asian="normal" style:font-style-complex="normal"/>
    </style:style>
    <style:style style:name="P6" style:family="paragraph" style:parent-style-name="Standard">
      <style:text-properties officeooo:rsid="003ef210" officeooo:paragraph-rsid="003ef210"/>
    </style:style>
    <style:style style:name="P7" style:family="paragraph" style:parent-style-name="Title">
      <style:text-properties style:font-name="Liberation Sans" fo:font-size="28pt" fo:font-weight="bold" officeooo:rsid="003ef210" officeooo:paragraph-rsid="003ef210" style:font-name-asian="Noto Sans CJK SC" style:font-size-asian="28pt" style:font-weight-asian="bold" style:font-name-complex="Lohit Devanagari" style:font-size-complex="28pt" style:font-weight-complex="bold"/>
    </style:style>
    <style:style style:name="P8" style:family="paragraph" style:parent-style-name="Heading_20_2">
      <style:text-properties style:font-name="Liberation Sans" fo:font-size="16.1000003814697pt" fo:font-weight="bold" officeooo:rsid="003ef210" officeooo:paragraph-rsid="003ef21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" style:family="paragraph" style:parent-style-name="Standard">
      <style:text-properties fo:font-style="normal" officeooo:rsid="0042c308" officeooo:paragraph-rsid="0042c308" style:font-style-asian="normal" style:font-style-complex="normal"/>
    </style:style>
    <style:style style:name="T1" style:family="text">
      <style:text-properties officeooo:rsid="0040cf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pring</text:p>
      <text:p text:style-name="P1"/>
      <text:p text:style-name="P1"/>
      <text:p text:style-name="Standard"/>
      <text:h text:style-name="P8" text:outline-level="2">Injection de dépendances</text:h>
      <text:p text:style-name="P2"/>
      <text:p text:style-name="P6">Utiliser l’injection via le constructeur plutôt que l’annotation @Autowired</text:p>
      <text:p text:style-name="P5">Exemple :</text:p>
      <text:p text:style-name="P5"/>
      <text:p text:style-name="P5">public class SimpleUserService implements UserService {</text:p>
      <text:p text:style-name="P3"><text:tab/><text:span text:style-name="T1">private UserRepository userRepository;</text:span></text:p>
      <text:p text:style-name="P3"/>
      <text:p text:style-name="P4"><text:tab/><text:span text:style-name="T1">public <text:s/>SimpleUserService(UserRepository userRepository) {</text:span></text:p>
      <text:p text:style-name="P4"><text:tab/><text:tab/><text:span text:style-name="T1">this.userRepository = <text:s/>userRepository ;</text:span></text:p>
      <text:p text:style-name="P4"><text:tab/><text:span text:style-name="T1">}</text:span></text:p>
      <text:p text:style-name="P5">}</text:p>
      <text:p text:style-name="P3"/>
      <text:h text:style-name="Heading_20_2" text:outline-level="2">Service d’enregistrement (discovery service)</text:h>
      <text:p text:style-name="P9"/>
      <text:h text:style-name="Heading_20_2" text:outline-level="2">Service de configuration</text:h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_20_1" style:next-style-name="Text_20_body" style:auto-update="true" style:default-outline-level="4" style:list-style-name="" style:class="text">
      <style:paragraph-properties fo:margin-top="0.212cm" fo:margin-bottom="0.212cm" loext:contextual-spacing="false"/>
      <style:text-properties fo:font-size="7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auto-update="true" style:class="extra">
      <style:paragraph-properties fo:margin-left="0.598cm" fo:margin-right="0cm" fo:text-indent="-0.598cm" style:auto-text-indent="false" text:number-lines="false" text:line-number="0"/>
      <style:text-properties fo:font-size="9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auto-update="tru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auto-update="tru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de" style:family="paragraph" style:parent-style-name="Text_20_body" style:next-style-name="Text_20_body" style:auto-update="true">
      <loext:graphic-properties draw:fill="solid" draw:fill-color="#a09b9b" draw:opacity="100%"/>
      <style:paragraph-properties fo:margin-left="0.3cm" fo:margin-right="0.3cm" fo:margin-top="0.199cm" fo:margin-bottom="0cm" loext:contextual-spacing="false" fo:text-align="start" style:justify-single-word="false" fo:text-indent="0cm" style:auto-text-indent="false" fo:background-color="#a09b9b" fo:padding-left="1cm" fo:padding-right="0cm" fo:padding-top="0cm" fo:padding-bottom="0cm" fo:border="0.06pt solid #000000">
        <style:tab-stops/>
      </style:paragraph-properties>
      <style:text-properties fo:color="#000000" style:font-name="Courier New" fo:font-family="'Courier New'" style:font-style-name="Normal" style:font-family-generic="modern" style:font-pitch="fixed" fo:font-size="10pt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6:12:59.530142980</meta:creation-date>
    <dc:date>2022-05-11T14:17:47.985958944</dc:date>
    <meta:editing-duration>PT1H42M14S</meta:editing-duration>
    <meta:editing-cycles>33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41" meta:character-count="379" meta:non-whitespace-character-count="343"/>
  </office:meta>
</office:document-meta>
</file>